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58cm"/>
    </style:style>
    <style:style style:name="co2" style:family="table-column">
      <style:table-column-properties fo:break-before="auto" style:column-width="21.583cm"/>
    </style:style>
    <style:style style:name="co3" style:family="table-column">
      <style:table-column-properties fo:break-before="auto" style:column-width="36.81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3.448cm" fo:break-before="auto" style:use-optimal-row-height="false"/>
    </style:style>
    <style:style style:name="ro3" style:family="table-row">
      <style:table-row-properties style:row-height="1.503cm" fo:break-before="auto" style:use-optimal-row-height="fals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3.422cm" fo:break-before="auto" style:use-optimal-row-height="true"/>
    </style:style>
    <style:style style:name="ro6" style:family="table-row">
      <style:table-row-properties style:row-height="2.369cm" fo:break-before="auto" style:use-optimal-row-height="false"/>
    </style:style>
    <style:style style:name="ro7" style:family="table-row">
      <style:table-row-properties style:row-height="2.556cm" fo:break-before="auto" style:use-optimal-row-height="false"/>
    </style:style>
    <style:style style:name="ro8" style:family="table-row">
      <style:table-row-properties style:row-height="3.106cm" fo:break-before="auto" style:use-optimal-row-height="false"/>
    </style:style>
    <style:style style:name="ro9" style:family="table-row">
      <style:table-row-properties style:row-height="2.251cm" fo:break-before="auto" style:use-optimal-row-height="false"/>
    </style:style>
    <style:style style:name="ro10" style:family="table-row">
      <style:table-row-properties style:row-height="2.157cm" fo:break-before="auto" style:use-optimal-row-height="true"/>
    </style:style>
    <style:style style:name="ro11" style:family="table-row">
      <style:table-row-properties style:row-height="1.813cm" fo:break-before="auto" style:use-optimal-row-height="true"/>
    </style:style>
    <style:style style:name="ro12" style:family="table-row">
      <style:table-row-properties style:row-height="2.6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>
            <text:p>en</text:p>
          </table:table-cell>
          <table:table-cell office:value-type="string">
            <text:p>es</text:p>
          </table:table-cell>
        </table:table-row>
        <table:table-row table:style-name="ro1">
          <table:table-cell office:value-type="string" table:number-columns-spanned="1" table:number-rows-spanned="2">
            <text:p>intro_welcome</text:p>
          </table:table-cell>
          <table:table-cell office:value-type="string" table:number-columns-spanned="1" table:number-rows-spanned="2">
            <text:p>&gt;Welcome to the alpha version of Aphid Festival Resort</text:p>
            <text:p>&gt;Press Escape to access Help and Controls information panels!</text:p>
            <text:p>You can check updates at the Itch.io page of the game!</text:p>
            <text:p>&gt;Any feedback is appreciated.</text:p>
          </table:table-cell>
          <table:table-cell office:value-type="string" table:number-columns-spanned="1" table:number-rows-spanned="2">
            <text:p>&gt;Bienvenido a la alfa de Aphid Festival Resort</text:p>
            <text:p>&gt;Presiona Escape para acceder a paneles de informacion sobre Ayuda y Controles! Puedes encontrar actualizaciones en la pagina de Itch.io del juego!</text:p>
            <text:p>&gt;Cualquier feedback es agradecido.</text:p>
          </table:table-cell>
        </table:table-row>
        <table:table-row table:style-name="ro2">
          <table:covered-table-cell office:value-type="string">
            <text:p>welcome_1</text:p>
          </table:covered-table-cell>
          <table:covered-table-cell table:number-columns-repeated="2"/>
        </table:table-row>
        <table:table-row table:style-name="ro3">
          <table:table-cell office:value-type="string">
            <text:p>joy_welcome_0</text:p>
          </table:table-cell>
          <table:table-cell office:value-type="string">
            <text:p>&gt;(char(joy))Hello!(...) You are (name), right? Come on in!(...)</text:p>
            <text:p>I'll give you a quick tour around!</text:p>
          </table:table-cell>
          <table:table-cell office:value-type="string">
            <text:p>&gt;(char(joy))Hola!(...) Tu tienes que ser (name), ¿no? Adelante!(...)</text:p>
            <text:p>Tenemos el complejo preparado para ti. Te dare un paseo!</text:p>
          </table:table-cell>
        </table:table-row>
        <table:table-row table:style-name="ro4">
          <table:table-cell office:value-type="string">
            <text:p>joy_welcome_1</text:p>
          </table:table-cell>
          <table:table-cell office:value-type="string">
            <text:p>&gt;Here it is. The aphid resort!(...)</text:p>
            <text:p>So,(...) what do you think?</text:p>
            <text:p>&gt;Things are shaping up as we grow so please bear with me, [wave amp=25.0 freq=5.0 connected=1]we will get there[/wave].</text:p>
          </table:table-cell>
          <table:table-cell office:value-type="string">
            <text:p>Y aqui esta, el complejo de áfidos!</text:p>
          </table:table-cell>
        </table:table-row>
        <table:table-row table:style-name="ro5">
          <table:table-cell office:value-type="string">
            <text:p>joy_flavor_0</text:p>
          </table:table-cell>
          <table:table-cell office:value-type="string">
            <text:p>&gt;(char(joy))Quite a cozy place, isn’t it (name)?(...)</text:p>
            <text:p>It’s such a joy to work as a keeper for the lil buddies. (...)</text:p>
            <text:p>[wave amp=50.0 freq=5.0 connected=1]They even let me have my own one![/wave]</text:p>
            <text:p>&gt;Her name is Crystal. Isn't she a cutie? </text:p>
            <text:p>&gt;Just wished more people came along to visit...(...)</text:p>
            <text:p>Apart from festival times, it gets pretty quiet around here.(...)</text:p>
            <text:p>&gt;Speaking of, I think that is coming pretty soon!(...(0.5))</text:p>
            <text:p>hopefully...</text:p>
          </table:table-cell>
          <table:table-cell office:value-type="string">
            <text:p>&gt;(char(joy))Un lugar agradable, verdad (name)?(...)</text:p>
            <text:p>Es todo un placer trabajar de cuidadora de los pequeñitos.(...)</text:p>
            <text:p>[wave amp=50.0 freq=5.0 connected=1]Incluso me dejan tener el mió propio! [/wave]</text:p>
            <text:p>&gt;Su nombre es Cristal. No es una ternura?</text:p>
            <text:p>&gt;Solo desearia que más gente se pasara por aquí...(...)</text:p>
            <text:p>Aparte de tiempos de festival, este lugar se queda silencioso.</text:p>
            <text:p>&gt;Hablando de, creo que esta por llegar!(...(0.5))</text:p>
            <text:p>espero...</text:p>
          </table:table-cell>
        </table:table-row>
        <table:table-row table:style-name="ro6">
          <table:table-cell office:value-type="string">
            <text:p>joy_flavor_1</text:p>
          </table:table-cell>
          <table:table-cell office:value-type="string">
            <text:p>&gt;(char(joy))They are still filling the resort with all sorts of wonders</text:p>
            <text:p>So sorry for all the mess of boxes! They won't let me touch them.</text:p>
            <text:p>&gt;I don't know why either, that moth at the gate told me not to.</text:p>
            <text:p>&gt;When I got nearby one, they just gave me a death stare(...)</text:p>
            <text:p>So I stay away from them ever since...</text:p>
          </table:table-cell>
          <table:table-cell office:value-type="string">
            <text:p>&gt;(char(joy))Todavia estan llenando el complejo con todo tipo de fantasias</text:p>
            <text:p>Asi que lo siento por el monton de cajas! No me dejan tocarlas.</text:p>
            <text:p>&gt;Yo tampoco lo se, aquella polilla en la entrada me dijo que no podia.</text:p>
            <text:p>&gt;Cuando me acerque a una, me dio una mirada asesina(...)</text:p>
            <text:p>Desde entonces no me acerco...</text:p>
          </table:table-cell>
        </table:table-row>
        <table:table-row table:style-name="ro6">
          <table:table-cell office:value-type="string">
            <text:p>joy_flavor_2</text:p>
          </table:table-cell>
          <table:table-cell office:value-type="string">
            <text:p>&gt;(char(joy))Aphid breeding has been on the rise more and more recently.</text:p>
            <text:p>Looks like bugs outside the Golden Settlement ask us for some of our own.</text:p>
            <text:p>&gt;Makes me wonder why.</text:p>
            <text:p>&gt;You should be able to help sooner or later, I heard they pay well!</text:p>
          </table:table-cell>
          <table:table-cell office:value-type="string">
            <text:p>&gt;(char(joy))La crianza de afidos ha estado en la alza utlimamente.</text:p>
            <text:p>Parece que bichos fuera del Asentamiento nos piden unos pocos de los nuestros.</text:p>
            <text:p>&gt;Me hace preguntar el porque.</text:p>
            <text:p>&gt;Podras ayudar con eso en algun punto, ¡He escuchado que pagan bien!</text:p>
          </table:table-cell>
        </table:table-row>
        <table:table-row table:style-name="ro6">
          <table:table-cell office:value-type="string">
            <text:p>joy_flavor_3</text:p>
          </table:table-cell>
          <table:table-cell office:value-type="string">
            <text:p>&gt;(char(joy))Remember to treat your Aphids with respect!</text:p>
            <text:p>They need love and care if you want them to grow big and strong.</text:p>
          </table:table-cell>
          <table:table-cell office:value-type="string">
            <text:p>&gt;(char(joy))Recuerda tratar tus Áfidos con amor y cariño!</text:p>
            <text:p>Necesitaran de todo el cuidado del mundo si quieres verlos crecer</text:p>
            <text:p>grandes y fuertes.</text:p>
          </table:table-cell>
        </table:table-row>
        <table:table-row table:style-name="ro7">
          <table:table-cell office:value-type="string">
            <text:p>azzy_flavor_0</text:p>
          </table:table-cell>
          <table:table-cell office:value-type="string">
            <text:p>&gt;(char(azzy))(name)! Hello, Hello!</text:p>
            <text:p>If you need anything, I have it right here!</text:p>
            <text:p>And if I don't, maybe later. </text:p>
            <text:p>&gt;Except, weapons, they do not allow me to sell you darts</text:p>
            <text:p>Not like you need them anyways!</text:p>
          </table:table-cell>
          <table:table-cell office:value-type="string">
            <text:p>&gt;(char(azzy))(name)! Hey, Hey!</text:p>
            <text:p>Si necesitas algo, lo tengo aqui mismo!</text:p>
            <text:p>Y si no... pues puede que luego.</text:p>
            <text:p>&gt;Excepto armas, no me permiten venderte dardos.</text:p>
            <text:p>No es lo que necesites de todos modos!</text:p>
          </table:table-cell>
        </table:table-row>
        <table:table-row table:style-name="ro8">
          <table:table-cell office:value-type="string">
            <text:p>azzy_flavor_1</text:p>
          </table:table-cell>
          <table:table-cell office:value-type="string">
            <text:p>&gt;(char(azzy))I always think how weird the owner is</text:p>
            <text:p>&gt;The ambient around him gets so cold...(...)</text:p>
            <text:p>But on the opposite(...), he has such a warm personality.</text:p>
            <text:p>&gt;I probably shouldn't be gossiping about that though</text:p>
            <text:p>Don't tell him anything, a'rite?</text:p>
          </table:table-cell>
          <table:table-cell office:value-type="string">
            <text:p>&gt;(char(azzy))Siempre pense que el dueño era muy extraño...</text:p>
            <text:p>&gt;Quiero decir, el ambiente siempre se siente mas helado alreador suyo(...)</text:p>
            <text:p>Por el otro lado, tiene una personalidad tan calida.</text:p>
            <text:p>&gt;Aunque no deberia estar de chismosa</text:p>
            <text:p>No le digas nada, va?</text:p>
          </table:table-cell>
        </table:table-row>
        <table:table-row table:style-name="ro9">
          <table:table-cell office:value-type="string">
            <text:p>azzy_flavor_2</text:p>
          </table:table-cell>
          <table:table-cell office:value-type="string">
            <text:p>&gt;(char(azzy))I wonder how <text:s/>things are up with the Wasps?...</text:p>
            <text:p>I left that place [wave amp=25.0 freq=5.0 connected=1]loooong[/wave] ago but I 'ear some stuff recently.</text:p>
            <text:p>&gt;Maybe it was for the best. I enjoy life 'ere anyways.</text:p>
            <text:p>Even met my partner thanks to it.</text:p>
            <text:p>&gt;Oh sorry, there goes me rambling again...(...)</text:p>
            <text:p>What'cha need, (name)?</text:p>
          </table:table-cell>
          <table:table-cell office:value-type="string">
            <text:p>&gt;(char(azzy))Me pregunto que estaran haciendo las Avispas?...</text:p>
            <text:p>Deje ese lugar hace [wave amp=25.0 freq=5.0 connected=1]baaastante[/wave] rato, pero he oido cotilleos recientemente.</text:p>
            <text:p>&gt;Creo que mejor por mi. Disfruto de la vida aqui.</text:p>
            <text:p>Incluso conoci a mi pareja aqui.</text:p>
            <text:p>&gt;Oops, perdon, se me ha ido el hilo otra vez...(...)</text:p>
            <text:p>¿Que ocupas, (name)?</text:p>
          </table:table-cell>
        </table:table-row>
        <table:table-row table:style-name="ro10">
          <table:table-cell office:value-type="string">
            <text:p>kut_flavor_0</text:p>
          </table:table-cell>
          <table:table-cell office:value-type="string">
            <text:p>&gt;(char(kut)) No one in this town has proved more expert taste than the aphids.</text:p>
            <text:p>The best customers I ever had.</text:p>
            <text:p>&gt;They even gather around to see my craft.</text:p>
            <text:p>Truly an inspiring environment.</text:p>
          </table:table-cell>
          <table:table-cell office:value-type="string">
            <text:p>&gt;(char(kut))Nadie en este pueblo ha provado tener un sentido del gusto</text:p>
            <text:p>tan exquisito como los áfidos.</text:p>
            <text:p>Los mejores clientes que uno puede pedir.</text:p>
            <text:p>&gt;Incluso se reunen para ver mi arte.</text:p>
            <text:p>Un ambiente asi me inspira.</text:p>
          </table:table-cell>
        </table:table-row>
        <table:table-row table:style-name="ro11">
          <table:table-cell office:value-type="string">
            <text:p>kut_flavor_1</text:p>
          </table:table-cell>
          <table:table-cell office:value-type="string">
            <text:p>&gt;(char(kut))Mmpfh...</text:p>
            <text:p>Should I try spice it up(...(0.3)) or(...(0.3)) should I make it sickly sweet.</text:p>
            <text:p>&gt;Oh, you're(...(0.3)), (name)?</text:p>
            <text:p>Did you came to see a culinary master in action?</text:p>
          </table:table-cell>
          <table:table-cell office:value-type="string">
            <text:p>&gt;(char(kut))Mmpfh...</text:p>
            <text:p>¿Deberia intentar añadirle picor(...) o hacerlo amargamente dulce?.</text:p>
            <text:p>&gt;Oh, tu eres(...(0.5)), (name)?</text:p>
            <text:p>¿Has venido a ver a un maestro culinario en acción?</text:p>
          </table:table-cell>
        </table:table-row>
        <table:table-row table:style-name="ro12">
          <table:table-cell office:value-type="string">
            <text:p>kut_flavor_2</text:p>
          </table:table-cell>
          <table:table-cell office:value-type="string">
            <text:p>&gt;(char(kut))What do I recommend?</text:p>
            <text:p>That is up to your little one.</text:p>
            <text:p>&gt;They all have an unique afinity to a particular flavour.</text:p>
            <text:p>Some more...(...) different than others.</text:p>
            <text:p>&gt;Sour(...(0.3)), Sweet(...(0.3)), Salty(...(0.3)) and Bitter.(...(0.3))</text:p>
            <text:p>[rainbow freq=0.5 sat=1.0 val=0.8]An infinite ocean of experiences to surf along.[/rainbow]</text:p>
          </table:table-cell>
          <table:table-cell office:value-type="string">
            <text:p>&gt;(char(kut))¿Que es lo que recomiendo?</text:p>
            <text:p>Eso lo dira tu pequeñin.</text:p>
            <text:p>&gt;Todos tiene una afinidad a un sabor particular.</text:p>
            <text:p>Algunos más...(...) diferentes que otros.</text:p>
            <text:p>&gt;Agrio(...(0.3)), Dulce(...(0.3)), Salado(...(0.3)) y Amargo.(...(0.3))</text:p>
            <text:p>[rainbow freq=0.5 sat=1.0 val=0.8]Un oceano de experiencias infinitas el cual surfear[/rainbow]</text:p>
          </table:table-cell>
        </table:table-row>
        <table:table-row table:style-name="ro1">
          <table:table-cell office:value-type="string">
            <text:p>crystal_flavor_0</text:p>
          </table:table-cell>
          <table:table-cell table:number-columns-repeated="2" office:value-type="string">
            <text:p>&gt;(char(crystal))Phi</text:p>
          </table:table-cell>
        </table:table-row>
        <table:table-row table:style-name="ro1">
          <table:table-cell office:value-type="string">
            <text:p>crystal_flavor_1</text:p>
          </table:table-cell>
          <table:table-cell table:number-columns-repeated="2" office:value-type="string">
            <text:p>&gt;(char(crystal))Fi Fi</text:p>
          </table:table-cell>
        </table:table-row>
        <table:table-row table:style-name="ro1">
          <table:table-cell office:value-type="string">
            <text:p>crystal_flavor_2</text:p>
          </table:table-cell>
          <table:table-cell table:number-columns-repeated="2" office:value-type="string">
            <text:p>&gt;(char(crystal))Eep!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04">04/11/2024</text:date>, <text:time>23:30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date>2024-11-04T23:30:31.10</dc:date>
    <dc:creator>Summer </dc:creator>
    <meta:editing-duration>P1DT56M18S</meta:editing-duration>
    <meta:editing-cycles>41</meta:editing-cycles>
    <meta:document-statistic meta:table-count="1" meta:cell-count="51" meta:object-count="0"/>
  </office:meta>
</office:document-meta>
</file>